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ondensed Medium1" svg:font-family="'Noto Sans Condensed Medium'" style:font-family-generic="swiss" style:font-pitch="variable"/>
    <style:font-face style:name="Noto Sans Condensed Medium" svg:font-family="'Noto Sans Condensed Medium'" style:font-adornments="Condensed Medium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4.198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text-properties style:font-name="Noto Sans Condensed Medium1" fo:font-size="56.7999992370605pt"/>
    </style:style>
    <style:style style:name="P2" style:family="paragraph">
      <loext:graphic-properties draw:fill-color="#ffffff"/>
      <style:text-properties style:font-name="Noto Sans Condensed Medium1" fo:font-size="56.7999992370605pt"/>
    </style:style>
    <style:style style:name="P3" style:family="paragraph">
      <style:text-properties fo:font-size="200pt" style:font-size-asian="200pt" style:font-size-complex="200pt"/>
    </style:style>
    <style:style style:name="P4" style:family="paragraph">
      <loext:graphic-properties draw:fill="none" draw:fill-color="#ffffff"/>
      <style:text-properties style:font-name="Noto Sans Condensed Medium1" fo:font-size="200pt" style:font-size-asian="200pt" style:font-size-complex="200pt"/>
    </style:style>
    <style:style style:name="P5" style:family="paragraph">
      <loext:graphic-properties draw:fill-color="#ffffff"/>
    </style:style>
    <style:style style:name="T1" style:family="text">
      <style:text-properties style:font-name="Noto Sans Condensed Medium1"/>
    </style:style>
    <style:style style:name="T2" style:family="text">
      <style:text-properties style:font-name="Noto Sans Condensed Medium1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9.589cm" svg:height="4.198cm" svg:x="1.016cm" svg:y="14.224cm" presentation:class="subtitle" presentation:user-transformed="true">
          <draw:text-box>
            <text:p text:style-name="P1"><text:span text:style-name="T1">TABLE</text:span></text:p>
          </draw:text-box>
        </draw:frame>
        <draw:frame presentation:style-name="pr1" draw:text-style-name="P2" draw:layer="layout" svg:width="9.589cm" svg:height="4.198cm" svg:x="10.922cm" svg:y="14.224cm">
          <draw:text-box>
            <text:p text:style-name="P1"><text:span text:style-name="T1">TABLE</text:span></text:p>
          </draw:text-box>
        </draw:frame>
        <draw:frame presentation:style-name="pr1" draw:text-style-name="P2" draw:layer="layout" svg:width="9.589cm" svg:height="4.198cm" draw:transform="rotate (-3.14159265358979) translate (20.511cm 12.7cm)">
          <draw:text-box>
            <text:p text:style-name="P1"><text:span text:style-name="T1">TABLE</text:span></text:p>
          </draw:text-box>
        </draw:frame>
        <draw:frame presentation:style-name="pr1" draw:text-style-name="P2" draw:layer="layout" svg:width="9.589cm" svg:height="4.198cm" draw:transform="rotate (-3.14159265358979) translate (10.605cm 12.7cm)">
          <draw:text-box>
            <text:p text:style-name="P1"><text:span text:style-name="T1">TABLE</text:span></text:p>
          </draw:text-box>
        </draw:frame>
        <draw:frame draw:style-name="gr1" draw:text-style-name="P4" draw:layer="layout" svg:width="3.889cm" svg:height="9.861cm" svg:x="3.81cm" svg:y="15.419cm">
          <draw:text-box>
            <text:p text:style-name="P3"><text:span text:style-name="T2">1</text:span></text:p>
          </draw:text-box>
        </draw:frame>
        <draw:frame draw:style-name="gr1" draw:text-style-name="P4" draw:layer="layout" svg:width="3.889cm" svg:height="9.861cm" draw:transform="rotate (-3.14159265358979) translate (7.874cm 11.639cm)">
          <draw:text-box>
            <text:p text:style-name="P3"><text:span text:style-name="T2">1</text:span></text:p>
          </draw:text-box>
        </draw:frame>
        <draw:frame draw:style-name="gr1" draw:text-style-name="P4" draw:layer="layout" svg:width="3.889cm" svg:height="9.861cm" draw:transform="rotate (-3.14159265358979) translate (17.526cm 11.639cm)">
          <draw:text-box>
            <text:p text:style-name="P3"><text:span text:style-name="T2">2</text:span></text:p>
          </draw:text-box>
        </draw:frame>
        <draw:frame draw:style-name="gr1" draw:text-style-name="P4" draw:layer="layout" svg:width="3.889cm" svg:height="9.861cm" svg:x="13.97cm" svg:y="15.165cm">
          <draw:text-box>
            <text:p text:style-name="P3"><text:span text:style-name="T2">2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9.589cm" svg:height="4.198cm" svg:x="1.016cm" svg:y="14.224cm" presentation:class="subtitle" presentation:user-transformed="true">
          <draw:text-box>
            <text:p text:style-name="P1"><text:span text:style-name="T1">TABLE</text:span></text:p>
          </draw:text-box>
        </draw:frame>
        <draw:frame presentation:style-name="pr1" draw:text-style-name="P2" draw:layer="layout" svg:width="9.589cm" svg:height="4.198cm" svg:x="10.922cm" svg:y="14.224cm">
          <draw:text-box>
            <text:p text:style-name="P1"><text:span text:style-name="T1">TABLE</text:span></text:p>
          </draw:text-box>
        </draw:frame>
        <draw:frame presentation:style-name="pr1" draw:text-style-name="P2" draw:layer="layout" svg:width="9.589cm" svg:height="4.198cm" draw:transform="rotate (-3.14159265358979) translate (20.511cm 12.7cm)">
          <draw:text-box>
            <text:p text:style-name="P1"><text:span text:style-name="T1">TABLE</text:span></text:p>
          </draw:text-box>
        </draw:frame>
        <draw:frame presentation:style-name="pr1" draw:text-style-name="P2" draw:layer="layout" svg:width="9.589cm" svg:height="4.198cm" draw:transform="rotate (-3.14159265358979) translate (10.605cm 12.7cm)">
          <draw:text-box>
            <text:p text:style-name="P1"><text:span text:style-name="T1">TABLE</text:span></text:p>
          </draw:text-box>
        </draw:frame>
        <draw:frame draw:style-name="gr1" draw:text-style-name="P4" draw:layer="layout" svg:width="3.889cm" svg:height="9.861cm" svg:x="3.81cm" svg:y="15.419cm">
          <draw:text-box>
            <text:p text:style-name="P3"><text:span text:style-name="T2">3</text:span></text:p>
          </draw:text-box>
        </draw:frame>
        <draw:frame draw:style-name="gr1" draw:text-style-name="P4" draw:layer="layout" svg:width="3.889cm" svg:height="9.861cm" draw:transform="rotate (-3.14159265358979) translate (7.874cm 11.639cm)">
          <draw:text-box>
            <text:p text:style-name="P3"><text:span text:style-name="T2">3</text:span></text:p>
          </draw:text-box>
        </draw:frame>
        <draw:frame draw:style-name="gr1" draw:text-style-name="P4" draw:layer="layout" svg:width="3.889cm" svg:height="9.861cm" draw:transform="rotate (-3.14159265358979) translate (17.526cm 11.639cm)">
          <draw:text-box>
            <text:p text:style-name="P3"><text:span text:style-name="T2">4</text:span></text:p>
          </draw:text-box>
        </draw:frame>
        <draw:frame draw:style-name="gr1" draw:text-style-name="P4" draw:layer="layout" svg:width="3.889cm" svg:height="9.861cm" svg:x="13.97cm" svg:y="15.165cm">
          <draw:text-box>
            <text:p text:style-name="P3"><text:span text:style-name="T2">4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ondensed Medium1" svg:font-family="'Noto Sans Condensed Medium'" style:font-family-generic="swiss" style:font-pitch="variable"/>
    <style:font-face style:name="Noto Sans Condensed Medium" svg:font-family="'Noto Sans Condensed Medium'" style:font-adornments="Condensed Medium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9cm" fo:margin-bottom="0cm" fo:text-indent="0cm"/>
      <style:text-properties fo:font-size="49.5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1cm" fo:margin-bottom="0cm" fo:text-indent="0cm"/>
      <style:text-properties fo:font-size="42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4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0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0" draw:style-name="Mdp1">
      <draw:frame presentation:style-name="Default-title" draw:layer="backgroundobjects" svg:width="19.43cm" svg:height="4.664cm" svg:x="1.079cm" svg:y="1.114cm" presentation:class="title" presentation:placeholder="true">
        <draw:text-box/>
      </draw:frame>
      <draw:frame presentation:style-name="Default-outline1" draw:layer="backgroundobjects" svg:width="19.43cm" svg:height="16.203cm" svg:x="1.079cm" svg:y="6.537cm" presentation:class="outline" presentation:placeholder="true">
        <draw:text-box/>
      </draw:frame>
      <draw:frame presentation:style-name="Mpr1" draw:text-style-name="MP2" draw:layer="backgroundobjects" svg:width="5.03cm" svg:height="1.925cm" svg:x="1.079cm" svg:y="25.452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843cm" svg:height="1.925cm" svg:x="7.383cm" svg:y="25.452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5.03cm" svg:height="1.925cm" svg:x="15.48cm" svg:y="25.452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6T09:39:14.086447111</meta:creation-date>
    <dc:date>2022-10-16T09:45:31.149212531</dc:date>
    <meta:editing-duration>PT6M17S</meta:editing-duration>
    <meta:editing-cycles>1</meta:editing-cycles>
    <meta:document-statistic meta:object-count="41"/>
    <meta:generator>LibreOffice/6.4.7.2$Linux_X86_64 LibreOffice_project/40$Build-2</meta:generator>
  </office:meta>
</office:document-meta>
</file>